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6_20-20-04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日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東和 PHOTO / 220416sa / 川口駅 / 川口栄町３丁目銀座地区第一種市街地再開発事業 / １名 / 竹村コーポレーション（前田・サイカJV） / 日報">
            <text:p>:m 東和 PHOTO / 220416sa / 川口駅 / 川口栄町３丁目銀座地区第一種市街地再開発事業 / １名 / 竹村コーポレーション（前田・サイカJV） / 日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6_21-05-33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7_00-55-2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7_07-40-02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7_11-50-11_000.jpg</text:p>
          </table:table-cell>
          <table:table-cell table:style-name="ce36" office:value-type="string">
            <text:p>:m RES 1*2 / free# JVEMV6 68#_231:1 / 68. theoretical-physics(tp) / w=~,topics=極座標：運動方程式；基底ベクトル：微分,other=calc+:-2.1:内積、公式,doc=r-9-2~3.2.2;r-8-1~9.1.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1*2 / free# JVEMV6 68#_231:1 / 68. theoretical-physics(tp) / w=~,topics=極座標：運動方程式；基底ベクトル：微分,other=calc+:-2.1:内積、公式,doc=r-9-2~3.2.2;r-8-1~9.1.2">
            <text:p>:m RES 1*2 / free# JVEMV6 68#_231:1 / 68. theoretical-physics(tp) / w=~,topics=極座標：運動方程式；基底ベクトル：微分,other=calc+:-2.1:内積、公式,doc=r-9-2~3.2.2;r-8-1~9.1.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7_11-50-43_000.jpg</text:p>
          </table:table-cell>
          <table:table-cell table:style-name="ce36" office:value-type="string">
            <text:p>:m RES 2*2 / free# JVEMV6 68#_231:1 / 68. theoretical-physics(tp) / w=~,topics=極座標：運動方程式；基底ベクトル：微分；イプシロン記号；レビチビタ記号；,other=calc+:-2.2:イプシロン記号：計算,doc=r-8-1~9.1.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2*2 / free# JVEMV6 68#_231:1 / 68. theoretical-physics(tp) / w=~,topics=極座標：運動方程式；基底ベクトル：微分；イプシロン記号；レビチビタ記号；,other=calc+:-2.2:イプシロン記号：計算,doc=r-8-1~9.1.2">
            <text:p>:m RES 2*2 / free# JVEMV6 68#_231:1 / 68. theoretical-physics(tp) / w=~,topics=極座標：運動方程式；基底ベクトル：微分；イプシロン記号；レビチビタ記号；,other=calc+:-2.2:イプシロン記号：計算,doc=r-8-1~9.1.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17_14-09-51_000.jpg</text:p>
          </table:table-cell>
          <table:table-cell table:style-name="ce36" office:value-type="string">
            <text:p>:m 東和 PHOTO / 220416sa / 川口駅 / 川口栄町３丁目銀座地区第一種市街地再開発事業 / １名 / 竹村コーポレーション（前田・サイカJV） / 日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東和 PHOTO / 220416sa / 川口駅 / 川口栄町３丁目銀座地区第一種市街地再開発事業 / １名 / 竹村コーポレーション（前田・サイカJV） / 日誌">
            <text:p>:m 東和 PHOTO / 220416sa / 川口駅 / 川口栄町３丁目銀座地区第一種市街地再開発事業 / １名 / 竹村コーポレーション（前田・サイカJV） / 日誌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17_18-44-56_000.jpg</text:p>
          </table:table-cell>
          <table:table-cell table:style-name="ce36" office:value-type="string">
            <text:p>:m :篠笛,shinobue #*# / session-memo / s.1~* / todays-melody,genr=~,for=~,key=h:4`(E),tempo=~,R=~,i.f.=~,notes=hole:4`-4``-4``-7`-6`-5`-;pitch]1-5-5-4-3f,Re+,other=~,song-id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篠笛,shinobue #*# / session-memo / s.1~* / todays-melody,genr=~,for=~,key=h:4`(E),tempo=~,R=~,i.f.=~,notes=hole:4`-4``-4``-7`-6`-5`-;pitch]1-5-5-4-3f,Re+,other=~,song-id=~">
            <text:p>:m :篠笛,shinobue #*# / session-memo / s.1~* / todays-melody,genr=~,for=~,key=h:4`(E),tempo=~,R=~,i.f.=~,notes=hole:4`-4``-4``-7`-6`-5`-;pitch]1-5-5-4-3f,Re+,other=~,song-id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17_19-01-27_000.mp4</text:p>
          </table:table-cell>
          <table:table-cell table:style-name="ce36" office:value-type="string">
            <text:p>:VIDEO / @自室 / 記録 / jap.flute-bamboo / 演奏、play / R=1 / genr=todays-melody,Re+,other=~,file-id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-bamboo / 演奏、play / R=1 / genr=todays-melody,Re+,other=~,file-id=~,memo+">
            <text:p>:VIDEO / @自室 / 記録 / jap.flute-bamboo / 演奏、play / R=1 / genr=todays-melody,Re+,other=~,file-id=~,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17_19-03-07_000.jpg</text:p>
          </table:table-cell>
          <table:table-cell table:style-name="ce36" office:value-type="string">
            <text:p>:m :尺八,shakuhachi,bamboo #*# / session-memo / s.1:todays-melody,genr=~,for=~,key=~,tempo=~,R=1,i.f.=~,notes=~,Re+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尺八,shakuhachi,bamboo #*# / session-memo / s.1:todays-melody,genr=~,for=~,key=~,tempo=~,R=1,i.f.=~,notes=~,Re+,other=~">
            <text:p>:m :尺八,shakuhachi,bamboo #*# / session-memo / s.1:todays-melody,genr=~,for=~,key=~,tempo=~,R=1,i.f.=~,notes=~,Re+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8">2022/04/18</text:date>, <text:time>12:52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8T12:52:07.55</dc:date>
    <dc:creator>iwabuchi ken</dc:creator>
    <meta:editing-duration>P46DT10H44M43S</meta:editing-duration>
    <meta:editing-cycles>14946</meta:editing-cycles>
    <meta:document-statistic meta:table-count="2" meta:cell-count="481" meta:object-count="0"/>
    <meta:user-defined meta:name="qrichtext">1</meta:user-defined>
  </office:meta>
</office:document-meta>
</file>